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Players">
        <table:table-row>
          <table:table-cell office:value-type="string">
            <text:p>PlayerName</text:p>
          </table:table-cell>
          <table:table-cell office:value-type="string">
            <text:p>Main_Category</text:p>
          </table:table-cell>
          <table:table-cell office:value-type="string">
            <text:p>Player_Points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Denis</text:p>
          </table:table-cell>
          <table:table-cell office:value-type="string">
            <text:p>Denis</text:p>
          </table:table-cell>
          <table:table-cell office:value-type="string">
            <text:p>101</text:p>
          </table:table-cell>
        </table:table-row>
        <table:table-row>
          <table:table-cell office:value-type="string">
            <text:p>Mathis</text:p>
          </table:table-cell>
          <table:table-cell office:value-type="string">
            <text:p>Mathi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Jordan</text:p>
          </table:table-cell>
          <table:table-cell office:value-type="string">
            <text:p>Jordan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Drakmur</text:p>
          </table:table-cell>
          <table:table-cell office:value-type="string">
            <text:p>Drakmur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GrosLombaire</text:p>
          </table:table-cell>
          <table:table-cell office:value-type="string">
            <text:p>GrosLombaire</text:p>
          </table:table-cell>
          <table:table-cell office:value-type="float" office:value="21">
            <text:p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